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adornments="Обычный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, 'Times New Roman'" style:font-pitch="variable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adornments="Обычный" style:font-pitch="fixed"/>
    <style:font-face style:name="NSimSun" svg:font-family="NSimSun" style:font-family-generic="modern"/>
    <style:font-face style:name="Noto Sans CJK SC Regular" svg:font-family="'Noto Sans CJK SC Regular'" style:font-family-generic="system" style:font-pitch="variable"/>
    <style:font-face style:name="Noto Sans CJK SC Regular1" svg:font-family="'Noto Sans CJK SC Regular', 'Times New Roman'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fo:font-size="20pt" officeooo:rsid="0038f08b" officeooo:paragraph-rsid="0038f08b" style:font-size-asian="20pt" style:font-size-complex="20pt"/>
    </style:style>
    <style:style style:name="P2" style:family="paragraph" style:parent-style-name="Standard">
      <style:text-properties fo:font-size="20pt" officeooo:rsid="0038f08b" officeooo:paragraph-rsid="0038f08b" style:font-size-asian="20pt" style:font-size-complex="20pt"/>
    </style:style>
    <style:style style:name="P3" style:family="paragraph" style:parent-style-name="Standard">
      <style:text-properties fo:font-size="20pt" fo:font-style="italic" officeooo:rsid="003a290f" officeooo:paragraph-rsid="003a290f" style:font-size-asian="20pt" style:font-style-asian="italic" style:font-size-complex="20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3a29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хническое задание на разработку сайта-фотоальбома.</text:p>
      <text:p text:style-name="P2">MWP</text:p>
      <text:p text:style-name="P2"/>
      <text:p text:style-name="P2">1.Сайт позволяет создать пользователя. Логин, пароль, емэйл. </text:p>
      <text:p text:style-name="P2">2. Сайт позволяет пользователю создать, изменять и удалять несколько фотоальбомов и загружать (удалять) фотографии.</text:p>
      <text:p text:style-name="P2">Фотоальбом - <text:s/><text:span text:style-name="T2">название, </text:span>id пользователя и id фотографий для этого альбома, ссылка на css-файл с оформлением.</text:p>
      <text:p text:style-name="P2">Фотография — user_id, album_id, path, <text:span text:style-name="T2">comment</text:span></text:p>
      <text:p text:style-name="P2">3.Неавторизованным пользователям альбомы не видны.</text:p>
      <text:p text:style-name="P2"/>
      <text:p text:style-name="P2">API</text:p>
      <text:p text:style-name="P2">/users </text:p>
      <text:p text:style-name="P2">Неавторизованным — не выдается. </text:p>
      <text:p text:style-name="P2">Авторизованным:</text:p>
      <text:p text:style-name="P2">GET — выдает список пользователей.</text:p>
      <text:p text:style-name="P2"><text:span text:style-name="T1">/users</text:span></text:p>
      <text:p text:style-name="P2">POST </text:p>
      <text:p text:style-name="P2">{login,password,pass_confirm,email}</text:p>
      <text:p text:style-name="P2">Создает нового пользователя или выдает сообщение об ошибке</text:p>
      <text:p text:style-name="P3">users/&lt;uid&gt;/albums</text:p>
      <text:p text:style-name="P3">GET</text:p>
      <text:p text:style-name="P3">Выдает список альбомов</text:p>
      <text:p text:style-name="P3">POST</text:p>
      <text:p text:style-name="P3">{name, uid}</text:p>
      <text:p text:style-name="P3">Создает новый альбом</text:p>
      <text:p text:style-name="P3">users/&lt;uid&gt;/albums/&lt;id&gt;</text:p>
      <text:p text:style-name="P3">GET</text:p>
      <text:p text:style-name="P3">выдает список фото в альбоме</text:p>
      <text:p text:style-name="P3"><text:soft-page-break/>POST </text:p>
      <text:p text:style-name="P3">{path,photo?}</text:p>
      <text:p text:style-name="P3">Загружает фото и размещает её в альбоме</text:p>
      <text:p text:style-name="P3">UPDATE</text:p>
      <text:p text:style-name="P3">{name}</text:p>
      <text:p text:style-name="P3">Изменяет название альбома</text:p>
      <text:p text:style-name="P3">DELETE </text:p>
      <text:p text:style-name="P3">Удаляет альбом</text:p>
      <text:p text:style-name="P3"/>
      <text:p text:style-name="P3">users/&lt;uid&gt;/albums/&lt;aid&gt;/photo/&lt;id&gt;</text:p>
      <text:p text:style-name="P3">GET — выдает ссылку на фото</text:p>
      <text:p text:style-name="P3">DELETE — удаляет фото</text:p>
      <text:p text:style-name="P3">UPDATE</text:p>
      <text:p text:style-name="P3">{comment,path}</text:p>
      <text:p text:style-name="P3">Изменяет фото</text:p>
      <text:p text:style-name="P3"/>
      <text:p text:style-name="P3"/>
      <text:p text:style-name="P3">{«login»: «Vvasya», «email»: «<text:a xlink:type="simple" xlink:href="mailto:vasya.pupkin@mail.com" text:style-name="Internet_20_link" text:visited-style-name="Visited_20_Internet_20_Link">vasya.pupkin@mail.com</text:a>», «password»: «qwerty», «pass_confirm»: «qwety»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adornments="Обычный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, 'Times New Roman'" style:font-pitch="variable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adornments="Обычный" style:font-pitch="fixed"/>
    <style:font-face style:name="NSimSun" svg:font-family="NSimSun" style:font-family-generic="modern"/>
    <style:font-face style:name="Noto Sans CJK SC Regular" svg:font-family="'Noto Sans CJK SC Regular'" style:font-family-generic="system" style:font-pitch="variable"/>
    <style:font-face style:name="Noto Sans CJK SC Regular1" svg:font-family="'Noto Sans CJK SC Regular', 'Times New Roman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oto Sans CJK SC Regular1" style:font-family-asian="'Noto Sans CJK SC Regular', 'Times New Roman'" style:font-pitch-asian="variable" style:font-size-asian="12pt" style:language-asian="zh" style:country-asian="CN" style:font-name-complex="FreeSans2" style:font-family-complex="FreeSans, 'Times New Roman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, 'Times New Roman'" style:font-pitch-asian="variable" style:font-size-asian="14pt" style:font-name-complex="FreeSans2" style:font-family-complex="FreeSans, 'Times New Roman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2" style:font-family-complex="FreeSans, 'Times New Roman'" style:font-pitch-complex="variable"/>
    </style:style>
    <style:style style:name="Caption" style:family="paragraph" style:parent-style-name="Heading" style:next-style-name="Text_20_body" style:class="extra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Real-основной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.499cm" style:auto-text-indent="false"/>
    </style:style>
    <style:style style:name="Real-рисунок" style:family="paragraph" style:parent-style-name="Real-основной">
      <style:paragraph-properties fo:margin-left="0cm" fo:margin-right="0cm" fo:margin-top="0.3cm" fo:margin-bottom="0.3cm" style:contextual-spacing="true" fo:text-align="center" style:justify-single-word="false" fo:text-indent="0cm" style:auto-text-indent="false"/>
    </style:style>
    <style:style style:name="Real-список" style:family="paragraph" style:parent-style-name="Real-основной">
      <style:paragraph-properties fo:margin-left="2cm" fo:margin-right="0cm" fo:margin-top="0.212cm" fo:margin-bottom="0.212cm" style:contextual-spacing="true" fo:text-indent="0cm" style:auto-text-indent="false"/>
    </style:style>
    <style:style style:name="Real-заголовок1" style:family="paragraph" style:parent-style-name="Real-основной" style:master-page-name="">
      <loext:graphic-properties draw:fill-image-width="0cm" draw:fill-image-height="0cm"/>
      <style:paragraph-properties fo:margin-left="1cm" fo:margin-right="0cm" fo:margin-top="1cm" fo:margin-bottom="0.3cm" style:contextual-spacing="true" fo:text-indent="0cm" style:auto-text-indent="false" style:page-number="auto" fo:keep-with-next="always"/>
      <style:text-properties style:use-window-font-color="true" loext:opacity="0%" fo:font-size="20pt" fo:font-weight="bold" fo:background-color="transparent" style:font-size-asian="20pt" style:font-weight-asian="bold"/>
    </style:style>
    <style:style style:name="Real-определение" style:family="paragraph" style:parent-style-name="Real-основной" style:master-page-name="">
      <style:paragraph-properties fo:margin-left="2cm" fo:margin-right="2cm" fo:margin-top="0.3cm" fo:margin-bottom="0.3cm" style:contextual-spacing="true" fo:text-indent="0cm" style:auto-text-indent="false" style:page-number="auto" style:border-line-width="0.004cm 0.004cm 0.004cm" fo:padding="0.282cm" fo:border="0.31pt double #3399ff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fo:font-size="10pt" style:font-name-asian="NSimSun" style:font-family-asian="NSimSun" style:font-family-generic-asian="modern" style:font-size-asian="10pt" style:font-name-complex="Liberation Mono" style:font-family-complex="'Liberation Mono'" style:font-family-generic-complex="modern" style:font-size-complex="10p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1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Real-KTurtle" style:family="paragraph" style:parent-style-name="Real-основной">
      <style:paragraph-properties fo:margin-left="2cm" fo:margin-right="0cm" fo:margin-top="0.423cm" fo:margin-bottom="0.423cm" style:contextual-spacing="true" fo:text-indent="0cm" style:auto-text-indent="false"/>
      <style:text-properties fo:color="#000080" loext:opacity="100%" style:font-name="Monospace" fo:font-family="Monospace" style:font-style-name="Обычный" style:font-pitch="fixed" fo:font-size="11pt" fo:font-weight="bold" style:font-size-asian="11pt" style:font-weight-asian="bold" style:font-name-complex="Liberation Sans" style:font-family-complex="'Liberation San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4cm 0.004cm 0.004cm" fo:padding="0c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eal-таблица" style:family="paragraph" style:parent-style-name="Real-основной">
      <style:paragraph-properties fo:margin-left="0cm" fo:margin-right="0cm" fo:line-height="100%" fo:text-align="center" style:justify-single-word="false" fo:text-indent="0cm" style:auto-text-indent="false"/>
    </style:style>
    <style:style style:name="Real-заголовок2" style:family="paragraph" style:parent-style-name="Real-основной">
      <style:paragraph-properties fo:margin-left="1.499cm" fo:margin-right="0cm" fo:text-indent="0cm" style:auto-text-indent="false"/>
      <style:text-properties fo:font-size="16pt" fo:font-weight="bold"/>
    </style:style>
    <style:style style:name="Real-заголовок3" style:family="paragraph" style:parent-style-name="Real-основной">
      <style:text-properties fo:font-size="12pt" fo:font-weight="bold"/>
    </style:style>
    <style:style style:name="Real-код" style:family="paragraph" style:parent-style-name="Real-основной" style:master-page-name="">
      <loext:graphic-properties draw:fill-image-width="0cm" draw:fill-image-height="0cm"/>
      <style:paragraph-properties fo:margin-left="2cm" fo:margin-right="0cm" fo:margin-top="0.499cm" fo:margin-bottom="0.499cm" style:contextual-spacing="true" fo:text-align="start" style:justify-single-word="false" fo:text-indent="0cm" style:auto-text-indent="false" style:page-number="auto"/>
      <style:text-properties style:use-window-font-color="true" loext:opacity="0%" style:font-name="FreeMono" fo:font-family="FreeMono" style:font-style-name="Обычный" style:font-family-generic="modern" style:font-pitch="fixed" fo:font-size="12pt" fo:font-weight="normal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Основной_20_шрифт_20_абзаца" style:display-name="Основной шрифт абзаца" style:family="text"/>
    <style:style style:name="Основной_20_текст_20_Знак" style:display-name="Основной текст Знак" style:family="text" style:parent-style-name="Основной_20_шрифт_20_абзаца">
      <style:text-properties style:font-name="Liberation Serif" fo:font-family="'Liberation Serif'" style:font-family-generic="roman" style:font-pitch="variable" fo:font-size="12pt" fo:language="ru" fo:country="RU" style:letter-kerning="true" style:font-name-asian="Noto Sans CJK SC Regular1" style:font-family-asian="'Noto Sans CJK SC Regular', 'Times New Roman'" style:font-pitch-asian="variable" style:font-size-asian="12pt" style:language-asian="zh" style:country-asian="CN" style:font-name-complex="FreeSans2" style:font-family-complex="FreeSans, 'Times New Roman'" style:font-pitch-complex="variable" style:font-size-complex="12pt" style:language-complex="hi" style:country-complex="IN"/>
    </style:style>
    <style:style style:name="Яосновной_20_Знак" style:display-name="Яосновной Знак" style:family="text" style:parent-style-name="Основной_20_текст_20_Знак"/>
    <style:style style:name="Якод_20_Знак" style:display-name="Якод Знак" style:family="text" style:parent-style-name="Яосновной_20_Знак">
      <style:text-properties fo:color="#000080" loext:opacity="100%" style:font-name="Liberation Sans" fo:font-family="'Liberation Sans'" style:font-family-generic="swiss" style:font-pitch="variable" fo:font-size="11pt" fo:font-weight="bold" style:font-size-asian="11pt" style:font-weight-asian="bold" style:font-name-complex="Liberation Sans" style:font-family-complex="'Liberation Sans'" style:font-family-generic-complex="swiss" style:font-pitch-complex="variable"/>
    </style:style>
    <style:style style:name="keyword0_5f_pascal" style:display-name="keyword0_pascal" style:family="text">
      <style:text-properties fo:color="#000000" loext:opacity="100%" fo:font-style="normal" fo:font-weight="bold"/>
    </style:style>
    <style:style style:name="keyword2_5f_pascal" style:display-name="keyword2_pascal" style:family="text">
      <style:text-properties fo:color="#000066" loext:opacity="100%" fo:font-style="normal" fo:font-weight="normal"/>
    </style:style>
    <style:style style:name="string_5f_pascal" style:display-name="string_pascal" style:family="text">
      <style:text-properties fo:color="#ff0000" loext:opacity="100%" fo:font-style="normal" fo:font-weight="normal"/>
    </style:style>
    <style:style style:name="number_5f_pascal" style:display-name="number_pascal" style:family="text">
      <style:text-properties fo:color="#cc66cc" loext:opacity="100%" fo:font-style="normal" fo:font-weight="normal"/>
    </style:style>
    <style:style style:name="symbol0_5f_pascal" style:display-name="symbol0_pascal" style:family="text">
      <style:text-properties fo:color="#339933" loext:opacity="100%" fo:font-style="normal" fo:font-weight="normal"/>
    </style:style>
    <style:style style:name="keyword0_5f_html4strict" style:display-name="keyword0_html4strict" style:family="text">
      <style:text-properties fo:color="#000000" loext:opacity="100%" fo:font-style="normal" fo:font-weight="bold"/>
    </style:style>
    <style:style style:name="keyword1_5f_html4strict" style:display-name="keyword1_html4strict" style:family="text">
      <style:text-properties fo:color="#000066" loext:opacity="100%" fo:font-style="normal" fo:font-weight="normal"/>
    </style:style>
    <style:style style:name="symbol0_5f_html4strict" style:display-name="symbol0_html4strict" style:family="text">
      <style:text-properties fo:color="#66cc66" loext:opacity="100%" fo:font-style="normal" fo:font-weight="normal"/>
    </style:style>
    <style:style style:name="string_5f_html4strict" style:display-name="string_html4strict" style:family="text">
      <style:text-properties fo:color="#ff0000" loext:opacity="100%" fo:font-style="normal" fo:font-weight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0:22:56.636591319</meta:creation-date>
    <meta:editing-cycles>2</meta:editing-cycles>
    <meta:editing-duration>PT31S</meta:editing-duration>
    <meta:generator>LibreOffice/7.3.7.2$Linux_X86_64 LibreOffice_project/30$Build-2</meta:generator>
    <dc:date>2023-04-06T10:46:39.888694061</dc:date>
    <meta:document-statistic meta:table-count="0" meta:image-count="0" meta:object-count="0" meta:page-count="2" meta:paragraph-count="40" meta:word-count="130" meta:character-count="1092" meta:non-whitespace-character-count="990"/>
    <meta:template xlink:type="simple" xlink:actuate="onRequest" xlink:title="Real-IT_Стандарт" xlink:href="../../../../../.config/libreoffice/4/user/template/Real-IT_Стандарт.ott" meta:date="2023-04-06T10:22:54.867583627"/>
  </office:meta>
</office:document-meta>
</file>